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Consolas" style:font-name-complex="Consolas"/>
    </style:style>
    <style:style style:name="P2" style:family="paragraph" style:parent-style-name="Normal">
      <style:paragraph-properties fo:text-align="justify" style:justify-single-word="false"/>
      <style:text-properties style:font-name="Consolas" style:font-name-complex="Consolas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margin-left="0in" fo:margin-right="0in" fo:text-align="justify" style:justify-single-word="false" fo:text-indent="0.5in" style:auto-text-indent="false"/>
      <style:text-properties style:font-name="Consolas" style:font-name-complex="Consolas"/>
    </style:style>
    <style:style style:name="P5" style:family="paragraph" style:parent-style-name="Normal">
      <style:text-properties officeooo:paragraph-rsid="001ccebd"/>
    </style:style>
    <style:style style:name="P6" style:family="paragraph" style:parent-style-name="Title" style:master-page-name="MP0">
      <style:paragraph-properties style:page-number="auto" fo:break-before="page"/>
      <style:text-properties style:font-name="Consolas" style:font-name-complex="Consolas"/>
    </style:style>
    <style:style style:name="P7" style:family="paragraph" style:parent-style-name="Heading_20_1">
      <style:text-properties style:font-name="Consolas" style:font-name-complex="Consolas"/>
    </style:style>
    <style:style style:name="T1" style:family="text">
      <style:text-properties style:font-name="Consolas" style:font-name-complex="Consolas"/>
    </style:style>
    <style:style style:name="T2" style:family="text">
      <style:text-properties style:font-name="Consolas" officeooo:rsid="001ccebd" style:font-name-complex="Consolas"/>
    </style:style>
    <style:style style:name="T3" style:family="text">
      <style:text-properties style:font-name="Consolas" fo:font-style="italic" style:font-style-asian="italic" style:font-name-complex="Consolas"/>
    </style:style>
    <style:style style:name="T4" style:family="text">
      <style:text-properties style:font-name="Consolas" fo:font-style="italic" fo:font-weight="bold" style:font-style-asian="italic" style:font-weight-asian="bold" style:font-name-complex="Consolas"/>
    </style:style>
    <style:style style:name="T5" style:family="text">
      <style:text-properties style:font-name="Consolas" style:text-underline-style="solid" style:text-underline-width="auto" style:text-underline-color="font-color" style:text-underline-mode="continuous" style:text-overline-mode="continuous" style:text-line-through-mode="continuou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ecture 2</text:p>
      <text:p text:style-name="P1"/>
      <text:p text:style-name="P2">Service – single responsibility. </text:p>
      <text:p text:style-name="P2">Dependency injection, reusable, SOLID, testable.</text:p>
      <text:p text:style-name="P2">Factory – func will be used. Returns object with {properties: function}</text:p>
      <text:p text:style-name="P3"><text:span text:style-name="Default_20_Paragraph_20_Font"><text:span text:style-name="T1">module.service(‘name’, func); - returns construction function </text:span></text:span><text:span text:style-name="Default_20_Paragraph_20_Font"><text:span text:style-name="T3">new</text:span></text:span><text:span text:style-name="Default_20_Paragraph_20_Font"><text:span text:style-name="T1"> keyword </text:span></text:span></text:p>
      <text:p text:style-name="P2">module.provider(‘name’, func); - calls services, factory. Configuration state.→ DI. → Running State.</text:p>
      <text:p text:style-name="P2">Easy injectable in Controller. The names must be same. We use factories to inject them in controllers and use services easly.</text:p>
      <text:p text:style-name="P3"><text:span text:style-name="Default_20_Paragraph_20_Font"><text:span text:style-name="T1">Embedded services </text:span></text:span><text:span text:style-name="Default_20_Paragraph_20_Font"><text:span text:style-name="T4">$http</text:span></text:span><text:span text:style-name="Default_20_Paragraph_20_Font"><text:span text:style-name="T3"> </text:span></text:span><text:span text:style-name="Default_20_Paragraph_20_Font"><text:span text:style-name="T1">– promises( .then())</text:span></text:span></text:p>
      <text:p text:style-name="P2">$http.post(‘url‘, {object}) </text:p>
      <text:p text:style-name="P2">$http.get(‘url‘)</text:p>
      <text:p text:style-name="P3"><text:span text:style-name="Default_20_Paragraph_20_Font"><text:span text:style-name="T1">Promises </text:span></text:span><text:span text:style-name="Default_20_Paragraph_20_Font"><text:span text:style-name="T4">$q</text:span></text:span><text:span text:style-name="Default_20_Paragraph_20_Font"><text:span text:style-name="T1"> for services, factories. Controller uses factories, services.<text:line-break/>baseData – showcase system.</text:span></text:span></text:p>
      <text:p text:style-name="P2">$resource – restfull services. Better use $http.</text:p>
      <text:p text:style-name="P2">Recommend use $timeout &amp; $interval instead of setTimeout() and interval()..</text:p>
      <text:p text:style-name="P2">Everything starts with ‘$’ in name can be mocked(injectable).</text:p>
      <text:p text:style-name="P2">$location – for redirecting (url).</text:p>
      <text:h text:style-name="P7" text:outline-level="1">Rounting</text:h>
      <text:p text:style-name="P2">Client routing. Some issues when sharing to facebook. </text:p>
      <text:p text:style-name="P2">Use another angular script: angular-route.min.js;</text:p>
      <text:p text:style-name="P3"><text:span text:style-name="Default_20_Paragraph_20_Font"><text:span text:style-name="T1">ngRoute – module in Angulare, also comes with </text:span></text:span><text:span text:style-name="Default_20_Paragraph_20_Font"><text:span text:style-name="T3">$routeProvider </text:span></text:span><text:span text:style-name="Default_20_Paragraph_20_Font"><text:span text:style-name="T5">only providers </text:span></text:span></text:p>
      <text:p text:style-name="P3"><text:span text:style-name="Default_20_Paragraph_20_Font"><text:span text:style-name="T1">Element must have </text:span></text:span><text:span text:style-name="Default_20_Paragraph_20_Font"><text:span text:style-name="T4">ngView</text:span></text:span></text:p>
      <text:p text:style-name="P2">.when(‘/route’, { </text:p>
      <text:p text:style-name="P4">// better place here controller to handle</text:p>
      <text:p text:style-name="P4"><text:soft-page-break/>templateUrl: ‘templates/home.html’</text:p>
      <text:p text:style-name="P4">controller: ‘HomeController’,</text:p>
      <text:p text:style-name="P4">controllerAs ‘vm’</text:p>
      <text:p text:style-name="P2"><text:s/>});</text:p>
      <text:p text:style-name="P2">.otherwise({redirectTo: ‘/route’});</text:p>
      <text:p text:style-name="P3"><text:span text:style-name="Default_20_Paragraph_20_Font"><text:span text:style-name="T3">Html5mode</text:span></text:span><text:span text:style-name="Default_20_Paragraph_20_Font"><text:span text:style-name="T1"> without ‘#’ in the url. In config place <text:s text:c="14"/>$locationProvider.html5Mode(true); must place something in webapi.config &lt;rewrite&gt; &lt;rules&gt; &lt;rule&gt; &lt;/rule&gt; &lt;/rules&gt; &lt;/rewrite&gt;. To many configurations.</text:span></text:span></text:p>
      <text:p text:style-name="P2">Parameters starts with ‘:’ ‘partial/:a/:b/id’ – must inject $routeParams in the controller and we can access parameters and make http requests.</text:p>
      <text:p text:style-name="P2"/>
      <text:h text:style-name="P7" text:outline-level="1">Directives</text:h>
      <text:p text:style-name="P1">Separates in other files. Custom elements and other customization.</text:p>
      <text:p text:style-name="P1">Creating : myApp.directive(‘name’, function() {</text:p>
      <text:p text:style-name="P1"><text:tab/>return {</text:p>
      <text:p text:style-name="P1"><text:tab/><text:tab/>restrict : ‘C’ // class ,Attribute, Element,</text:p>
      <text:p text:style-name="P1"><text:tab/><text:tab/>templateUrl : ‘/templates/myDirective’,</text:p>
      <text:p text:style-name="P1"><text:tab/><text:tab/>replace: true // only one root element,</text:p>
      <text:p text:style-name="P1"><text:tab/><text:tab/>scope: true, // each directive has a scope.</text:p>
      <text:p text:style-name="P1"><text:tab/><text:tab/>link: function(scope(current Scope from controller), element (currentElement), attributes(of current element)) { // Ui add class, remove class, }</text:p>
      <text:p text:style-name="P1">}})</text:p>
      <text:p text:style-name="P1"/>
      <text:p text:style-name="P1">To use: create a html element with attribute, class with directive name. (depends on restrict)</text:p>
      <text:p text:style-name="P1"/>
      <text:p text:style-name="P1"><text:soft-page-break/>To transfer values from controller to directive use attribute. To not use $parent. Scope { hello : ‘=’} /get current value from controller.</text:p>
      <text:p text:style-name="P1">Attrs.$set() // recommend to use this instead of jquery.</text:p>
      <text:p text:style-name="P1">Attrs.$observe() // when changes we can access and compare old and new values. DO NOT PLACE jQuery UI in the the controller. Use values like:</text:p>
      <text:p text:style-name="Normal"><text:span text:style-name="Default_20_Paragraph_20_Font"><text:span text:style-name="T1">.values(‘jQuery’, jQuery) // external libraries.</text:span></text:span></text:p>
      <text:p text:style-name="P5"><text:span text:style-name="Default_20_Paragraph_20_Font"><text:span text:style-name="T2">&lt;base href='/' /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initial-creator>Student</meta:initial-creator>
    <meta:creation-date>2015-12-10T08:14:00Z</meta:creation-date>
    <dc:date>2015-12-11T22:03:56.733000000</dc:date>
    <meta:editing-cycles>4</meta:editing-cycles>
    <meta:editing-duration>PT5H33M27S</meta:editing-duration>
    <meta:document-statistic meta:table-count="0" meta:image-count="0" meta:object-count="0" meta:page-count="3" meta:paragraph-count="45" meta:word-count="341" meta:character-count="2563" meta:non-whitespace-character-count="2227"/>
    <meta:template xlink:type="simple" xlink:actuate="onRequest" xlink:title="" xlink:href="Normal.dotm"/>
  </office:meta>
</office:document-meta>
</file>